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619cm" table:align="left"/>
    </style:style>
    <style:style style:name="Tableau1.A" style:family="table-column">
      <style:table-column-properties style:column-width="6.309cm"/>
    </style:style>
    <style:style style:name="Tableau1.B" style:family="table-column">
      <style:table-column-properties style:column-width="1.894cm"/>
    </style:style>
    <style:style style:name="Tableau1.C" style:family="table-column">
      <style:table-column-properties style:column-width="5.41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397cm" table:align="left"/>
    </style:style>
    <style:style style:name="Tableau2.A" style:family="table-column">
      <style:table-column-properties style:column-width="4.277cm"/>
    </style:style>
    <style:style style:name="Tableau2.B" style:family="table-column">
      <style:table-column-properties style:column-width="1.894cm"/>
    </style:style>
    <style:style style:name="Tableau2.C" style:family="table-column">
      <style:table-column-properties style:column-width="8.225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5.397cm" table:align="left"/>
    </style:style>
    <style:style style:name="Tableau3.A" style:family="table-column">
      <style:table-column-properties style:column-width="6.055cm"/>
    </style:style>
    <style:style style:name="Tableau3.B" style:family="table-column">
      <style:table-column-properties style:column-width="1.894cm"/>
    </style:style>
    <style:style style:name="Tableau3.C" style:family="table-column">
      <style:table-column-properties style:column-width="7.44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682cm" table:align="left"/>
    </style:style>
    <style:style style:name="Tableau4.A" style:family="table-column">
      <style:table-column-properties style:column-width="3.515cm"/>
    </style:style>
    <style:style style:name="Tableau4.B" style:family="table-column">
      <style:table-column-properties style:column-width="6.16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6.004cm" table:align="left"/>
    </style:style>
    <style:style style:name="Tableau5.A" style:family="table-column">
      <style:table-column-properties style:column-width="2.245cm"/>
    </style:style>
    <style:style style:name="Tableau5.B" style:family="table-column">
      <style:table-column-properties style:column-width="3.75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  <style:text-properties officeooo:rsid="0009ad64" officeooo:paragraph-rsid="0009ad64"/>
    </style:style>
    <style:style style:name="P2" style:family="paragraph" style:parent-style-name="Heading_20_1">
      <style:paragraph-properties fo:break-before="page"/>
      <style:text-properties officeooo:rsid="0009d131" officeooo:paragraph-rsid="0009d131"/>
    </style:style>
    <style:style style:name="P3" style:family="paragraph" style:parent-style-name="Heading_20_1" style:list-style-name="">
      <style:text-properties officeooo:rsid="0009d131" officeooo:paragraph-rsid="0009d131"/>
    </style:style>
    <style:style style:name="P4" style:family="paragraph" style:parent-style-name="Heading_20_2">
      <style:text-properties officeooo:rsid="0009ad64" officeooo:paragraph-rsid="0009ad64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>
      <style:text-properties officeooo:rsid="0009ad64" officeooo:paragraph-rsid="0009ad64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Liberation Mono" fo:font-size="10pt" officeooo:paragraph-rsid="0009ad64" style:font-size-asian="10pt" style:font-size-complex="10pt"/>
    </style:style>
    <style:style style:name="P17" style:family="paragraph" style:parent-style-name="Text_20_body">
      <style:text-properties officeooo:paragraph-rsid="0009d1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FactsContract v1 — Référence métier</text:h>
      <text:h text:style-name="Heading_20_3" text:outline-level="3">Vue d’ensemble</text:h>
      <text:p text:style-name="Quotations">Les Facts représentent l’état courant de la partie, normalisé et stable, tel qu’il est vu par le moteur de règles.</text:p>
      <text:list text:style-name="L1">
        <text:list-item>
          <text:p text:style-name="P9"><text:span text:style-name="Strong_20_Emphasis">Version</text:span> : <text:span text:style-name="Source_20_Text">facts_version = 1</text:span></text:p>
        </text:list-item>
        <text:list-item>
          <text:p text:style-name="P9"><text:span text:style-name="Strong_20_Emphasis">Garantie</text:span> : pas de données inventées ; tout est issu de l’état réel.</text:p>
        </text:list-item>
        <text:list-item>
          <text:p text:style-name="P9"><text:span text:style-name="Strong_20_Emphasis">Stabilité</text:span> : les champs existants ne changent pas de sens au sein d’une version.</text:p>
        </text:list-item>
      </text:list>
      <text:p text:style-name="Horizontal_20_Line"/>
      <text:h text:style-name="Heading_20_2" text:outline-level="2">1. Contexte (<text:span text:style-name="Source_20_Text">context</text:span>)</text:h>
      <text:p text:style-name="Quotations">Qui suis-je et dans quelle partie j’agis ?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hamp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context.joueur_id</text:span></text:p>
          </table:table-cell>
          <table:table-cell table:style-name="Tableau1.A1" office:value-type="string">
            <text:p text:style-name="Table_20_Contents">string</text:p>
          </table:table-cell>
          <table:table-cell table:style-name="Tableau1.A1" office:value-type="string">
            <text:p text:style-name="Table_20_Contents">Joueur courant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ontext.anchor.type</text:span></text:p>
          </table:table-cell>
          <table:table-cell table:style-name="Tableau1.A1" office:value-type="string">
            <text:p text:style-name="Table_20_Contents">string</text:p>
          </table:table-cell>
          <table:table-cell table:style-name="Tableau1.A1" office:value-type="string">
            <text:p text:style-name="Table_20_Contents">Type d’ancrage (ex: <text:span text:style-name="Source_20_Text">partie</text:span>)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ontext.anchor.partie_id</text:span></text:p>
          </table:table-cell>
          <table:table-cell table:style-name="Tableau1.A1" office:value-type="string">
            <text:p text:style-name="Table_20_Contents">string</text:p>
          </table:table-cell>
          <table:table-cell table:style-name="Tableau1.A1" office:value-type="string">
            <text:p text:style-name="Table_20_Contents">Identifiant de la parti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ontext.anchor.table_id</text:span></text:p>
          </table:table-cell>
          <table:table-cell table:style-name="Tableau1.A1" office:value-type="string">
            <text:p text:style-name="Table_20_Contents">string|null</text:p>
          </table:table-cell>
          <table:table-cell table:style-name="Tableau1.A1" office:value-type="string">
            <text:p text:style-name="Table_20_Contents">Table si applicable</text:p>
          </table:table-cell>
        </table:table-row>
      </table:table>
      <text:p text:style-name="Text_20_body"><text:span text:style-name="Strong_20_Emphasis">Usage typique</text:span></text:p>
      <text:list text:style-name="L2">
        <text:list-item>
          <text:p text:style-name="P10">Règles dépendant du joueur courant</text:p>
        </text:list-item>
        <text:list-item>
          <text:p text:style-name="P10">Journalisation / audit</text:p>
        </text:list-item>
      </text:list>
      <text:p text:style-name="Horizontal_20_Line"/>
      <text:h text:style-name="Heading_20_2" text:outline-level="2">2. État de la partie (<text:span text:style-name="Source_20_Text">state</text:span>)</text:h>
      <text:p text:style-name="Quotations">Où en est la partie ?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Champ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Valeurs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state.phase</text:span></text:p>
          </table:table-cell>
          <table:table-cell table:style-name="Tableau2.A1" office:value-type="string">
            <text:p text:style-name="Table_20_Contents">string</text:p>
          </table:table-cell>
          <table:table-cell table:style-name="Tableau2.A1" office:value-type="string">
            <text:p text:style-name="Table_20_Contents"><text:span text:style-name="Source_20_Text">TOUR</text:span>, <text:span text:style-name="Source_20_Text">PROGRAMME</text:span>, <text:span text:style-name="Source_20_Text">CRISE</text:span>, <text:span text:style-name="Source_20_Text">FIN</text:span>, <text:span text:style-name="Source_20_Text">UNKNOWN</text:span>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state.sous_phase</text:span></text:p>
          </table:table-cell>
          <table:table-cell table:style-name="Tableau2.A1" office:value-type="string">
            <text:p text:style-name="Table_20_Contents">string|null</text:p>
          </table:table-cell>
          <table:table-cell table:style-name="Tableau2.A1" office:value-type="string">
            <text:p text:style-name="Table_20_Contents">Sous-phase éventuelle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state.tour</text:span></text:p>
          </table:table-cell>
          <table:table-cell table:style-name="Tableau2.A1" office:value-type="string">
            <text:p text:style-name="Table_20_Contents">int|null</text:p>
          </table:table-cell>
          <table:table-cell table:style-name="Tableau2.A1" office:value-type="string">
            <text:p text:style-name="Table_20_Contents">Numéro de tour</text:p>
          </table:table-cell>
        </table:table-row>
      </table:table>
      <text:p text:style-name="Text_20_body"><text:span text:style-name="Strong_20_Emphasis">Règle d’or</text:span></text:p>
      <text:p text:style-name="Quotations">Les règles doivent <text:span text:style-name="Strong_20_Emphasis">toujours</text:span> tester la phase avant d’agir.</text:p>
      <text:p text:style-name="Text_20_body"><text:span text:style-name="Strong_20_Emphasis">Exemples</text:span></text:p>
      <text:list text:style-name="L3">
        <text:list-item>
          <text:p text:style-name="P11"><text:span text:style-name="Emphasis">Si </text:span><text:span text:style-name="Emphasis"><text:span text:style-name="Source_20_Text">phase == "TOUR"</text:span></text:span><text:span text:style-name="Emphasis"> alors autoriser des événements aléatoires</text:span></text:p>
        </text:list-item>
        <text:list-item>
          <text:p text:style-name="P11"><text:soft-page-break/><text:span text:style-name="Emphasis">Si </text:span><text:span text:style-name="Emphasis"><text:span text:style-name="Source_20_Text">phase != "PROGRAMME"</text:span></text:span><text:span text:style-name="Emphasis"> alors interdire toute modification du programme</text:span></text:p>
        </text:list-item>
      </text:list>
      <text:p text:style-name="Horizontal_20_Line"/>
      <text:h text:style-name="Heading_20_2" text:outline-level="2">3. Capacités (<text:span text:style-name="Source_20_Text">capabilities</text:span>)</text:h>
      <text:p text:style-name="Quotations">Ce que le joueur <text:span text:style-name="Strong_20_Emphasis">peut faire maintenant</text:span>.</text:p>
      <text:h text:style-name="Heading_20_3" text:outline-level="3"><text:span text:style-name="Source_20_Text">capabilities.programme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Champ</text:p>
            </table:table-cell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Sens métier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ource_20_Text">can_engage_card</text:span></text:p>
          </table:table-cell>
          <table:table-cell table:style-name="Tableau3.A1" office:value-type="string">
            <text:p text:style-name="Table_20_Contents">bool</text:p>
          </table:table-cell>
          <table:table-cell table:style-name="Tableau3.A1" office:value-type="string">
            <text:p text:style-name="Table_20_Contents">Le joueur peut engager une carte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can_remove_card</text:span></text:p>
          </table:table-cell>
          <table:table-cell table:style-name="Tableau3.A1" office:value-type="string">
            <text:p text:style-name="Table_20_Contents">bool</text:p>
          </table:table-cell>
          <table:table-cell table:style-name="Tableau3.A1" office:value-type="string">
            <text:p text:style-name="Table_20_Contents">Le joueur peut retirer une carte engagée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can_confirm_engagements</text:span></text:p>
          </table:table-cell>
          <table:table-cell table:style-name="Tableau3.A1" office:value-type="string">
            <text:p text:style-name="Table_20_Contents">bool</text:p>
          </table:table-cell>
          <table:table-cell table:style-name="Tableau3.A1" office:value-type="string">
            <text:p text:style-name="Table_20_Contents">Le joueur peut confirmer ses engagements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engage_action_code</text:span></text:p>
          </table:table-cell>
          <table:table-cell table:style-name="Tableau3.A1" office:value-type="string">
            <text:p text:style-name="Table_20_Contents">string|null</text:p>
          </table:table-cell>
          <table:table-cell table:style-name="Tableau3.A1" office:value-type="string">
            <text:p text:style-name="Table_20_Contents">Code d’action associé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remove_action_code</text:span></text:p>
          </table:table-cell>
          <table:table-cell table:style-name="Tableau3.A1" office:value-type="string">
            <text:p text:style-name="Table_20_Contents">string|null</text:p>
          </table:table-cell>
          <table:table-cell table:style-name="Tableau3.A1" office:value-type="string">
            <text:p text:style-name="Table_20_Contents">Code d’action associé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confirm_action_code</text:span></text:p>
          </table:table-cell>
          <table:table-cell table:style-name="Tableau3.A1" office:value-type="string">
            <text:p text:style-name="Table_20_Contents">string|null</text:p>
          </table:table-cell>
          <table:table-cell table:style-name="Tableau3.A1" office:value-type="string">
            <text:p text:style-name="Table_20_Contents">Code d’action associé</text:p>
          </table:table-cell>
        </table:table-row>
      </table:table>
      <text:p text:style-name="Text_20_body"><text:span text:style-name="Strong_20_Emphasis">Très important</text:span></text:p>
      <text:p text:style-name="Quotations">Les règles <text:span text:style-name="Strong_20_Emphasis">ne doivent jamais</text:span> raisonner sur <text:span text:style-name="Source_20_Text">actions_disponibles</text:span> directement.<text:line-break/>Elles doivent utiliser les capacités.</text:p>
      <text:p text:style-name="Horizontal_20_Line"/>
      <text:h text:style-name="Heading_20_2" text:outline-level="2">4. Procédures (<text:span text:style-name="Source_20_Text">procedures</text:span>)</text:h>
      <text:p text:style-name="Quotations">Les workflows métier en cours ou disponibles.</text:p>
      <text:h text:style-name="Heading_20_3" text:outline-level="3">Procédure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Champ</text:p>
            </table:table-cell>
            <table:table-cell table:style-name="Tableau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code</text:span></text:p>
          </table:table-cell>
          <table:table-cell table:style-name="Tableau4.A1" office:value-type="string">
            <text:p text:style-name="Table_20_Contents">Identifiant stable du workflow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title</text:span></text:p>
          </table:table-cell>
          <table:table-cell table:style-name="Tableau4.A1" office:value-type="string">
            <text:p text:style-name="Table_20_Contents">Nom humain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escription</text:span></text:p>
          </table:table-cell>
          <table:table-cell table:style-name="Tableau4.A1" office:value-type="string">
            <text:p text:style-name="Table_20_Contents">Description métier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screen</text:span></text:p>
          </table:table-cell>
          <table:table-cell table:style-name="Tableau4.A1" office:value-type="string">
            <text:p text:style-name="Table_20_Contents">Écran concerné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awaiting_type</text:span></text:p>
          </table:table-cell>
          <table:table-cell table:style-name="Tableau4.A1" office:value-type="string">
            <text:p text:style-name="Table_20_Contents">Type d’attente associé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actions</text:span></text:p>
          </table:table-cell>
          <table:table-cell table:style-name="Tableau4.A1" office:value-type="string">
            <text:p text:style-name="Table_20_Contents">Actions appartenant à la procédure</text:p>
          </table:table-cell>
        </table:table-row>
      </table:table>
      <text:p text:style-name="Text_20_body"><text:span text:style-name="Strong_20_Emphasis">Usage typique</text:span></text:p>
      <text:list text:style-name="L4">
        <text:list-item>
          <text:p text:style-name="P12">Règles dépendant du workflow courant</text:p>
        </text:list-item>
        <text:list-item>
          <text:p text:style-name="P12">Vérifier qu’une décision attendue concerne bien une procédure donnée</text:p>
        </text:list-item>
      </text:list>
      <text:p text:style-name="Horizontal_20_Line"/>
      <text:h text:style-name="Heading_20_2" text:outline-level="2"><text:soft-page-break/>5. Événements (<text:span text:style-name="Source_20_Text">events.recent</text:span>)</text:h>
      <text:p text:style-name="Quotations">Ce qui vient de se produire.</text:p>
      <text:p text:style-name="Quotations">⚠️ Optionnel : à utiliser avec parcimonie dans les règles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Champ</text:p>
            </table:table-cell>
            <table:table-cell table:style-name="Tableau5.A1" office:value-type="string">
              <text:p text:style-name="Table_20_Heading">Sens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category</text:span></text:p>
          </table:table-cell>
          <table:table-cell table:style-name="Tableau5.A1" office:value-type="string">
            <text:p text:style-name="Table_20_Contents">Type d’événement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code</text:span></text:p>
          </table:table-cell>
          <table:table-cell table:style-name="Tableau5.A1" office:value-type="string">
            <text:p text:style-name="Table_20_Contents">Code technique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message</text:span></text:p>
          </table:table-cell>
          <table:table-cell table:style-name="Tableau5.A1" office:value-type="string">
            <text:p text:style-name="Table_20_Contents">Message humain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meta</text:span></text:p>
          </table:table-cell>
          <table:table-cell table:style-name="Tableau5.A1" office:value-type="string">
            <text:p text:style-name="Table_20_Contents">Données spécifiques</text:p>
          </table:table-cell>
        </table:table-row>
      </table:table>
      <text:p text:style-name="Text_20_body"><text:span text:style-name="Strong_20_Emphasis">Bon usage</text:span></text:p>
      <text:list text:style-name="L5">
        <text:list-item>
          <text:p text:style-name="P13">Déclenchement conditionnel</text:p>
        </text:list-item>
        <text:list-item>
          <text:p text:style-name="P13">Audit / explication</text:p>
        </text:list-item>
      </text:list>
      <text:p text:style-name="Text_20_body"><text:span text:style-name="Strong_20_Emphasis">Mauvais usage</text:span></text:p>
      <text:list text:style-name="L6">
        <text:list-item>
          <text:p text:style-name="P14">Règles métier critiques basées uniquement sur du texte d’événement</text:p>
        </text:list-item>
      </text:list>
      <text:p text:style-name="Horizontal_20_Line"/>
      <text:h text:style-name="Heading_20_2" text:outline-level="2">6. Marqueurs (<text:span text:style-name="Source_20_Text">markers</text:span>)</text:h>
      <text:p text:style-name="Quotations">Horodatages de référence.</text:p>
      <text:p text:style-name="Text_20_body">Principalement utiles pour :</text:p>
      <text:list text:style-name="L7">
        <text:list-item>
          <text:p text:style-name="P15">détecter des changements</text:p>
        </text:list-item>
        <text:list-item>
          <text:p text:style-name="P15">éviter des re-déclenchements de règles</text:p>
        </text:list-item>
      </text:list>
      <text:p text:style-name="P8"/>
      <text:h text:style-name="P3" text:outline-level="1"/>
      <text:h text:style-name="P2" text:outline-level="1">Exemples concrets</text:h>
      <text:h text:style-name="Heading_20_4" text:outline-level="4">Exemple 1 — Bloquer une action hors phase</text:h>
      <text:p text:style-name="Quotations"><text:span text:style-name="Emphasis">Empêcher toute confirmation si la phase n’est pas PROGRAMME</text:span></text:p>
      <text:p text:style-name="P5"><text:span text:style-name="Source_20_Text">IF state.phase != "PROGRAMME"</text:span></text:p>
      <text:p text:style-name="P6"><text:span text:style-name="Source_20_Text">AND capabilities.programme.can_confirm_engagements == true</text:span></text:p>
      <text:p text:style-name="P7"><text:span text:style-name="Source_20_Text">THEN forbid("confirmation_hors_programme")</text:span></text:p>
      <text:p text:style-name="Horizontal_20_Line"/>
      <text:h text:style-name="Heading_20_4" text:outline-level="4">Exemple 2 — Déclencher une règle à l’ouverture d’une attente</text:h>
      <text:p text:style-name="P5"><text:span text:style-name="Source_20_Text">IF EXISTS event IN events.recent</text:span></text:p>
      <text:p text:style-name="P6"><text:span text:style-name="Source_20_Text"><text:s text:c="3"/>WHERE event.code == "action.attente.ouverte"</text:span></text:p>
      <text:p text:style-name="P6"><text:span text:style-name="Source_20_Text">AND event.meta.type_attente == "ENGAGER_CARTE"</text:span></text:p>
      <text:p text:style-name="P7"><text:span text:style-name="Source_20_Text">THEN notify("Attente ENGAGER_CARTE ouverte")</text:span></text:p>
      <text:p text:style-name="Horizontal_20_Line"/>
      <text:h text:style-name="Heading_20_4" text:outline-level="4">Exemple 3 — Règle purement déclarative</text:h>
      <text:p text:style-name="P5"><text:span text:style-name="Source_20_Text">IF capabilities.programme.can_engage_card == false</text:span></text:p>
      <text:p text:style-name="P7"><text:span text:style-name="Source_20_Text">THEN disable_ui_hint("Engager une carte")</text:span></text:p>
      <text:p text:style-name="P17"/>
      <text:h text:style-name="P1" text:outline-level="1">Annexe A - Schéma :</text:h>
      <text:p text:style-name="P16">{</text:p>
      <text:p text:style-name="P16"><text:s text:c="2"/>"$schema": "https://json-schema.org/draft/2020-12/schema",</text:p>
      <text:p text:style-name="P16"><text:s text:c="2"/>"$id": "https://example.com/schemas/facts-contract-v1.schema.json",</text:p>
      <text:p text:style-name="P16"><text:s text:c="2"/>"title": "FactsContractV1",</text:p>
      <text:p text:style-name="P16"><text:s text:c="2"/>"type": "object",</text:p>
      <text:p text:style-name="P16"><text:s text:c="2"/>"additionalProperties": false,</text:p>
      <text:p text:style-name="P16"><text:s text:c="2"/>"required": ["facts_version", "source", "context", "state", "capabilities", "procedures", "markers"],</text:p>
      <text:p text:style-name="P16"><text:s text:c="2"/>"properties": {</text:p>
      <text:p text:style-name="P16"><text:s text:c="4"/>"facts_version": {</text:p>
      <text:p text:style-name="P16"><text:s text:c="6"/>"type": "integer",</text:p>
      <text:p text:style-name="P16"><text:s text:c="6"/>"const": 1,</text:p>
      <text:p text:style-name="P16"><text:s text:c="6"/>"description": "Version du contrat Facts (stable pour le BRE)."</text:p>
      <text:p text:style-name="P16"><text:s text:c="4"/>},</text:p>
      <text:p text:style-name="P16"/>
      <text:p text:style-name="P16"><text:s text:c="4"/>"source": {</text:p>
      <text:p text:style-name="P16"><text:s text:c="6"/>"type": "object",</text:p>
      <text:p text:style-name="P16"><text:s text:c="6"/>"additionalProperties": false,</text:p>
      <text:p text:style-name="P16"><text:s text:c="6"/>"required": ["input_version"],</text:p>
      <text:p text:style-name="P16"><text:s text:c="6"/>"properties": {</text:p>
      <text:p text:style-name="P16"><text:s text:c="8"/>"input_version": {</text:p>
      <text:p text:style-name="P16"><text:s text:c="10"/>"type": "integer",</text:p>
      <text:p text:style-name="P16"><text:s text:c="10"/>"minimum": 1,</text:p>
      <text:p text:style-name="P16"><text:s text:c="10"/>"description": "Version du format d'entrée ayant servi à produire ces facts (ex: input JSON)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context": {</text:p>
      <text:p text:style-name="P16"><text:s text:c="6"/>"type": "object",</text:p>
      <text:p text:style-name="P16"><text:s text:c="6"/>"additionalProperties": false,</text:p>
      <text:p text:style-name="P16"><text:s text:c="6"/>"required": ["joueur_id", "anchor"],</text:p>
      <text:p text:style-name="P16"><text:s text:c="6"/>"properties": {</text:p>
      <text:p text:style-name="P16"><text:s text:c="8"/>"joueur_id": {</text:p>
      <text:p text:style-name="P16"><text:s text:c="10"/>"type": "string",</text:p>
      <text:p text:style-name="P16"><text:s text:c="10"/>"minLength": 1,</text:p>
      <text:p text:style-name="P16"><text:s text:c="10"/>"description": "Identifiant du joueur courant."</text:p>
      <text:p text:style-name="P16"><text:s text:c="8"/>},</text:p>
      <text:p text:style-name="P16"><text:s text:c="8"/>"anchor": {</text:p>
      <text:p text:style-name="P16"><text:s text:c="10"/>"type": "object",</text:p>
      <text:p text:style-name="P16"><text:s text:c="10"/>"additionalProperties": false,</text:p>
      <text:p text:style-name="P16"><text:s text:c="10"/>"required": ["type", "partie_id", "table_id"],</text:p>
      <text:p text:style-name="P16"><text:s text:c="10"/>"properties": {</text:p>
      <text:p text:style-name="P16"><text:s text:c="12"/>"type": {</text:p>
      <text:p text:style-name="P16"><text:s text:c="14"/>"type": "string",</text:p>
      <text:p text:style-name="P16"><text:s text:c="14"/>"minLength": 1,</text:p>
      <text:p text:style-name="P16"><text:s text:c="14"/>"description": "Type d'ancrage (ex: partie)."</text:p>
      <text:p text:style-name="P16"><text:s text:c="12"/>},</text:p>
      <text:p text:style-name="P16"><text:s text:c="12"/>"partie_id": {</text:p>
      <text:p text:style-name="P16"><text:s text:c="14"/>"type": "string",</text:p>
      <text:p text:style-name="P16"><text:s text:c="14"/>"minLength": 1,</text:p>
      <text:p text:style-name="P16"><text:s text:c="14"/>"description": "Identifiant de la partie."</text:p>
      <text:p text:style-name="P16"><text:s text:c="12"/>},</text:p>
      <text:p text:style-name="P16"><text:s text:c="12"/>"table_id": {</text:p>
      <text:p text:style-name="P16"><text:s text:c="14"/>"type": ["string", "null"],</text:p>
      <text:p text:style-name="P16"><text:soft-page-break/><text:s text:c="14"/>"description": "Identifiant de table (si applicable), sinon null."</text:p>
      <text:p text:style-name="P16"><text:s text:c="12"/>}</text:p>
      <text:p text:style-name="P16"><text:s text:c="10"/>}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state": {</text:p>
      <text:p text:style-name="P16"><text:s text:c="6"/>"type": "object",</text:p>
      <text:p text:style-name="P16"><text:s text:c="6"/>"additionalProperties": false,</text:p>
      <text:p text:style-name="P16"><text:s text:c="6"/>"required": ["phase", "sous_phase", "tour"],</text:p>
      <text:p text:style-name="P16"><text:s text:c="6"/>"properties": {</text:p>
      <text:p text:style-name="P16"><text:s text:c="8"/>"phase": {</text:p>
      <text:p text:style-name="P16"><text:s text:c="10"/>"type": "string",</text:p>
      <text:p text:style-name="P16"><text:s text:c="10"/>"description": "Phase normalisée (convention enum uppercase).",</text:p>
      <text:p text:style-name="P16"><text:s text:c="10"/>"examples": ["TOUR", "PROGRAMME", "CRISE", "FIN", "UNKNOWN"]</text:p>
      <text:p text:style-name="P16"><text:s text:c="8"/>},</text:p>
      <text:p text:style-name="P16"><text:s text:c="8"/>"sous_phase": {</text:p>
      <text:p text:style-name="P16"><text:s text:c="10"/>"type": ["string", "null"],</text:p>
      <text:p text:style-name="P16"><text:s text:c="10"/>"description": "Sous-phase si applicable."</text:p>
      <text:p text:style-name="P16"><text:s text:c="8"/>},</text:p>
      <text:p text:style-name="P16"><text:s text:c="8"/>"tour": {</text:p>
      <text:p text:style-name="P16"><text:s text:c="10"/>"type": ["integer", "null"],</text:p>
      <text:p text:style-name="P16"><text:s text:c="10"/>"minimum": 0,</text:p>
      <text:p text:style-name="P16"><text:s text:c="10"/>"description": "Numéro de tour si disponible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capabilities": {</text:p>
      <text:p text:style-name="P16"><text:s text:c="6"/>"type": "object",</text:p>
      <text:p text:style-name="P16"><text:s text:c="6"/>"additionalProperties": false,</text:p>
      <text:p text:style-name="P16"><text:s text:c="6"/>"description": "Capacités stables pour le BRE (dérivées des actions disponibles).",</text:p>
      <text:p text:style-name="P16"><text:s text:c="6"/>"properties": {</text:p>
      <text:p text:style-name="P16"><text:s text:c="8"/>"programme": { "$ref": "#/$defs/programmeCapabilities" }</text:p>
      <text:p text:style-name="P16"><text:s text:c="6"/>}</text:p>
      <text:p text:style-name="P16"><text:s text:c="4"/>},</text:p>
      <text:p text:style-name="P16"/>
      <text:p text:style-name="P16"><text:s text:c="4"/>"procedures": {</text:p>
      <text:p text:style-name="P16"><text:s text:c="6"/>"type": "array",</text:p>
      <text:p text:style-name="P16"><text:s text:c="6"/>"minItems": 0,</text:p>
      <text:p text:style-name="P16"><text:s text:c="6"/>"items": { "$ref": "#/$defs/procedure" },</text:p>
      <text:p text:style-name="P16"><text:s text:c="6"/>"description": "Procédures disponibles (groupées à partir des actions)."</text:p>
      <text:p text:style-name="P16"><text:s text:c="4"/>},</text:p>
      <text:p text:style-name="P16"/>
      <text:p text:style-name="P16"><text:s text:c="4"/>"events": {</text:p>
      <text:p text:style-name="P16"><text:s text:c="6"/>"type": "object",</text:p>
      <text:p text:style-name="P16"><text:s text:c="6"/>"additionalProperties": false,</text:p>
      <text:p text:style-name="P16"><text:s text:c="6"/>"required": ["recent"],</text:p>
      <text:p text:style-name="P16"><text:s text:c="6"/>"properties": {</text:p>
      <text:p text:style-name="P16"><text:s text:c="8"/>"recent": {</text:p>
      <text:p text:style-name="P16"><text:s text:c="10"/>"type": "array",</text:p>
      <text:p text:style-name="P16"><text:s text:c="10"/>"minItems": 0,</text:p>
      <text:p text:style-name="P16"><text:s text:c="10"/>"items": { "$ref": "#/$defs/event" },</text:p>
      <text:p text:style-name="P16"><text:s text:c="10"/>"description": "Journal récent normalisé (optionnel pour le BRE, utile pour audit/règles avancées)."</text:p>
      <text:p text:style-name="P16"><text:s text:c="8"/>}</text:p>
      <text:p text:style-name="P16"><text:s text:c="6"/>}</text:p>
      <text:p text:style-name="P16"><text:soft-page-break/><text:s text:c="4"/>},</text:p>
      <text:p text:style-name="P16"/>
      <text:p text:style-name="P16"><text:s text:c="4"/>"markers": {</text:p>
      <text:p text:style-name="P16"><text:s text:c="6"/>"type": "object",</text:p>
      <text:p text:style-name="P16"><text:s text:c="6"/>"additionalProperties": false,</text:p>
      <text:p text:style-name="P16"><text:s text:c="6"/>"required": ["partie", "actions", "info_axes", "info_cartes"],</text:p>
      <text:p text:style-name="P16"><text:s text:c="6"/>"properties": {</text:p>
      <text:p text:style-name="P16"><text:s text:c="8"/>"partie": { "$ref": "#/$defs/isoDateTimeUtc" },</text:p>
      <text:p text:style-name="P16"><text:s text:c="8"/>"actions": { "$ref": "#/$defs/isoDateTimeUtc" },</text:p>
      <text:p text:style-name="P16"><text:s text:c="8"/>"info_axes": { "$ref": "#/$defs/isoDateTimeUtc" },</text:p>
      <text:p text:style-name="P16"><text:s text:c="8"/>"info_cartes": { "$ref": "#/$defs/isoDateTimeUtc" }</text:p>
      <text:p text:style-name="P16"><text:s text:c="6"/>},</text:p>
      <text:p text:style-name="P16"><text:s text:c="6"/>"description": "Marqueurs temporels (issus de la source)."</text:p>
      <text:p text:style-name="P16"><text:s text:c="4"/>}</text:p>
      <text:p text:style-name="P16"><text:s text:c="2"/>},</text:p>
      <text:p text:style-name="P16"/>
      <text:p text:style-name="P16"><text:s text:c="2"/>"$defs": {</text:p>
      <text:p text:style-name="P16"><text:s text:c="4"/>"isoDateTimeUtc": {</text:p>
      <text:p text:style-name="P16"><text:s text:c="6"/>"type": "string",</text:p>
      <text:p text:style-name="P16"><text:s text:c="6"/>"format": "date-time",</text:p>
      <text:p text:style-name="P16"><text:s text:c="6"/>"description": "Horodatage ISO 8601 (UTC recommandé, ex: 2026-01-08T13:31:05.631069Z)."</text:p>
      <text:p text:style-name="P16"><text:s text:c="4"/>},</text:p>
      <text:p text:style-name="P16"/>
      <text:p text:style-name="P16"><text:s text:c="4"/>"programmeCapabilities": {</text:p>
      <text:p text:style-name="P16"><text:s text:c="6"/>"type": "object",</text:p>
      <text:p text:style-name="P16"><text:s text:c="6"/>"additionalProperties": false,</text:p>
      <text:p text:style-name="P16"><text:s text:c="6"/>"required": [</text:p>
      <text:p text:style-name="P16"><text:s text:c="8"/>"can_engage_card",</text:p>
      <text:p text:style-name="P16"><text:s text:c="8"/>"can_remove_card",</text:p>
      <text:p text:style-name="P16"><text:s text:c="8"/>"can_confirm_engagements",</text:p>
      <text:p text:style-name="P16"><text:s text:c="8"/>"confirm_action_code",</text:p>
      <text:p text:style-name="P16"><text:s text:c="8"/>"engage_action_code",</text:p>
      <text:p text:style-name="P16"><text:s text:c="8"/>"remove_action_code"</text:p>
      <text:p text:style-name="P16"><text:s text:c="6"/>],</text:p>
      <text:p text:style-name="P16"><text:s text:c="6"/>"properties": {</text:p>
      <text:p text:style-name="P16"><text:s text:c="8"/>"can_engage_card": {</text:p>
      <text:p text:style-name="P16"><text:s text:c="10"/>"type": "boolean",</text:p>
      <text:p text:style-name="P16"><text:s text:c="10"/>"description": "Vrai si une action d'engagement de carte au programme est disponible."</text:p>
      <text:p text:style-name="P16"><text:s text:c="8"/>},</text:p>
      <text:p text:style-name="P16"><text:s text:c="8"/>"can_remove_card": {</text:p>
      <text:p text:style-name="P16"><text:s text:c="10"/>"type": "boolean",</text:p>
      <text:p text:style-name="P16"><text:s text:c="10"/>"description": "Vrai si une action de retrait d'engagement/carte est disponible."</text:p>
      <text:p text:style-name="P16"><text:s text:c="8"/>},</text:p>
      <text:p text:style-name="P16"><text:s text:c="8"/>"can_confirm_engagements": {</text:p>
      <text:p text:style-name="P16"><text:s text:c="10"/>"type": "boolean",</text:p>
      <text:p text:style-name="P16"><text:s text:c="10"/>"description": "Vrai si une action de confirmation (joueur_recu) est disponible."</text:p>
      <text:p text:style-name="P16"><text:s text:c="8"/>},</text:p>
      <text:p text:style-name="P16"><text:s text:c="8"/>"confirm_action_code": {</text:p>
      <text:p text:style-name="P16"><text:s text:c="10"/>"type": ["string", "null"],</text:p>
      <text:p text:style-name="P16"><text:s text:c="10"/>"minLength": 1,</text:p>
      <text:p text:style-name="P16"><text:s text:c="10"/>"description": "Code d'action utilisé pour confirmer (si applicable), sinon null."</text:p>
      <text:p text:style-name="P16"><text:s text:c="8"/>},</text:p>
      <text:p text:style-name="P16"><text:s text:c="8"/>"engage_action_code": {</text:p>
      <text:p text:style-name="P16"><text:s text:c="10"/>"type": ["string", "null"],</text:p>
      <text:p text:style-name="P16"><text:soft-page-break/><text:s text:c="10"/>"minLength": 1,</text:p>
      <text:p text:style-name="P16"><text:s text:c="10"/>"description": "Code d'action utilisé pour engager une carte (si applicable), sinon null."</text:p>
      <text:p text:style-name="P16"><text:s text:c="8"/>},</text:p>
      <text:p text:style-name="P16"><text:s text:c="8"/>"remove_action_code": {</text:p>
      <text:p text:style-name="P16"><text:s text:c="10"/>"type": ["string", "null"],</text:p>
      <text:p text:style-name="P16"><text:s text:c="10"/>"minLength": 1,</text:p>
      <text:p text:style-name="P16"><text:s text:c="10"/>"description": "Code d'action utilisé pour retirer (si applicable), sinon null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procedure": {</text:p>
      <text:p text:style-name="P16"><text:s text:c="6"/>"type": "object",</text:p>
      <text:p text:style-name="P16"><text:s text:c="6"/>"additionalProperties": false,</text:p>
      <text:p text:style-name="P16"><text:s text:c="6"/>"required": ["code", "title", "description", "screen", "awaiting_type", "actions"],</text:p>
      <text:p text:style-name="P16"><text:s text:c="6"/>"properties": {</text:p>
      <text:p text:style-name="P16"><text:s text:c="8"/>"code": {</text:p>
      <text:p text:style-name="P16"><text:s text:c="10"/>"type": "string",</text:p>
      <text:p text:style-name="P16"><text:s text:c="10"/>"minLength": 1,</text:p>
      <text:p text:style-name="P16"><text:s text:c="10"/>"description": "Code de procédure (workflow métier)."</text:p>
      <text:p text:style-name="P16"><text:s text:c="8"/>},</text:p>
      <text:p text:style-name="P16"><text:s text:c="8"/>"title": {</text:p>
      <text:p text:style-name="P16"><text:s text:c="10"/>"type": "string",</text:p>
      <text:p text:style-name="P16"><text:s text:c="10"/>"minLength": 1,</text:p>
      <text:p text:style-name="P16"><text:s text:c="10"/>"description": "Titre de procédure (orienté UI/explication)."</text:p>
      <text:p text:style-name="P16"><text:s text:c="8"/>},</text:p>
      <text:p text:style-name="P16"><text:s text:c="8"/>"description": {</text:p>
      <text:p text:style-name="P16"><text:s text:c="10"/>"type": "string",</text:p>
      <text:p text:style-name="P16"><text:s text:c="10"/>"minLength": 1,</text:p>
      <text:p text:style-name="P16"><text:s text:c="10"/>"description": "Description de procédure (orientée UI/explication)."</text:p>
      <text:p text:style-name="P16"><text:s text:c="8"/>},</text:p>
      <text:p text:style-name="P16"><text:s text:c="8"/>"screen": {</text:p>
      <text:p text:style-name="P16"><text:s text:c="10"/>"type": "string",</text:p>
      <text:p text:style-name="P16"><text:s text:c="10"/>"minLength": 1,</text:p>
      <text:p text:style-name="P16"><text:s text:c="10"/>"description": "Écran/UI concerné (ex: programme)."</text:p>
      <text:p text:style-name="P16"><text:s text:c="8"/>},</text:p>
      <text:p text:style-name="P16"><text:s text:c="8"/>"awaiting_type": {</text:p>
      <text:p text:style-name="P16"><text:s text:c="10"/>"type": ["string", "null"],</text:p>
      <text:p text:style-name="P16"><text:s text:c="10"/>"description": "Type d'attente associé (si applicable)."</text:p>
      <text:p text:style-name="P16"><text:s text:c="8"/>},</text:p>
      <text:p text:style-name="P16"><text:s text:c="8"/>"actions": {</text:p>
      <text:p text:style-name="P16"><text:s text:c="10"/>"type": "array",</text:p>
      <text:p text:style-name="P16"><text:s text:c="10"/>"minItems": 0,</text:p>
      <text:p text:style-name="P16"><text:s text:c="10"/>"items": { "$ref": "#/$defs/procedureAction" },</text:p>
      <text:p text:style-name="P16"><text:s text:c="10"/>"description": "Actions appartenant à la procédure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procedureAction": {</text:p>
      <text:p text:style-name="P16"><text:s text:c="6"/>"type": "object",</text:p>
      <text:p text:style-name="P16"><text:s text:c="6"/>"additionalProperties": false,</text:p>
      <text:p text:style-name="P16"><text:s text:c="6"/>"required": ["action_code", "op", "requires_confirmation", "fields"],</text:p>
      <text:p text:style-name="P16"><text:s text:c="6"/>"properties": {</text:p>
      <text:p text:style-name="P16"><text:s text:c="8"/>"action_code": {</text:p>
      <text:p text:style-name="P16"><text:s text:c="10"/>"type": "string",</text:p>
      <text:p text:style-name="P16"><text:soft-page-break/><text:s text:c="10"/>"minLength": 1,</text:p>
      <text:p text:style-name="P16"><text:s text:c="10"/>"description": "Code d'action stable (ex: programme.engager_carte)."</text:p>
      <text:p text:style-name="P16"><text:s text:c="8"/>},</text:p>
      <text:p text:style-name="P16"><text:s text:c="8"/>"op": {</text:p>
      <text:p text:style-name="P16"><text:s text:c="10"/>"type": "string",</text:p>
      <text:p text:style-name="P16"><text:s text:c="10"/>"minLength": 1,</text:p>
      <text:p text:style-name="P16"><text:s text:c="10"/>"description": "Opération technique/exécutée (souvent identique au code)."</text:p>
      <text:p text:style-name="P16"><text:s text:c="8"/>},</text:p>
      <text:p text:style-name="P16"><text:s text:c="8"/>"requires_confirmation": {</text:p>
      <text:p text:style-name="P16"><text:s text:c="10"/>"type": "boolean",</text:p>
      <text:p text:style-name="P16"><text:s text:c="10"/>"description": "Indique si une confirmation supplémentaire est requise."</text:p>
      <text:p text:style-name="P16"><text:s text:c="8"/>},</text:p>
      <text:p text:style-name="P16"><text:s text:c="8"/>"fields": {</text:p>
      <text:p text:style-name="P16"><text:s text:c="10"/>"type": "array",</text:p>
      <text:p text:style-name="P16"><text:s text:c="10"/>"minItems": 0,</text:p>
      <text:p text:style-name="P16"><text:s text:c="10"/>"items": { "$ref": "#/$defs/actionField" },</text:p>
      <text:p text:style-name="P16"><text:s text:c="10"/>"description": "Champs attendus pour exécuter l'action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actionField": {</text:p>
      <text:p text:style-name="P16"><text:s text:c="6"/>"type": "object",</text:p>
      <text:p text:style-name="P16"><text:s text:c="6"/>"additionalProperties": false,</text:p>
      <text:p text:style-name="P16"><text:s text:c="6"/>"required": ["name", "required", "domain"],</text:p>
      <text:p text:style-name="P16"><text:s text:c="6"/>"properties": {</text:p>
      <text:p text:style-name="P16"><text:s text:c="8"/>"name": {</text:p>
      <text:p text:style-name="P16"><text:s text:c="10"/>"type": "string",</text:p>
      <text:p text:style-name="P16"><text:s text:c="10"/>"minLength": 1,</text:p>
      <text:p text:style-name="P16"><text:s text:c="10"/>"description": "Nom du champ (ex: joueur_id, carte_id)."</text:p>
      <text:p text:style-name="P16"><text:s text:c="8"/>},</text:p>
      <text:p text:style-name="P16"><text:s text:c="8"/>"required": {</text:p>
      <text:p text:style-name="P16"><text:s text:c="10"/>"type": "boolean",</text:p>
      <text:p text:style-name="P16"><text:s text:c="10"/>"description": "Champ obligatoire ou non."</text:p>
      <text:p text:style-name="P16"><text:s text:c="8"/>},</text:p>
      <text:p text:style-name="P16"><text:s text:c="8"/>"domain": {</text:p>
      <text:p text:style-name="P16"><text:s text:c="10"/>"type": "string",</text:p>
      <text:p text:style-name="P16"><text:s text:c="10"/>"minLength": 1,</text:p>
      <text:p text:style-name="P16"><text:s text:c="10"/>"description": "Domaine/type logique (ex: joueur_id, carte_main, attente_type, uid)."</text:p>
      <text:p text:style-name="P16"><text:s text:c="8"/>}</text:p>
      <text:p text:style-name="P16"><text:s text:c="6"/>}</text:p>
      <text:p text:style-name="P16"><text:s text:c="4"/>},</text:p>
      <text:p text:style-name="P16"/>
      <text:p text:style-name="P16"><text:s text:c="4"/>"event": {</text:p>
      <text:p text:style-name="P16"><text:s text:c="6"/>"type": "object",</text:p>
      <text:p text:style-name="P16"><text:s text:c="6"/>"additionalProperties": false,</text:p>
      <text:p text:style-name="P16"><text:s text:c="6"/>"required": [</text:p>
      <text:p text:style-name="P16"><text:s text:c="8"/>"occurred_at",</text:p>
      <text:p text:style-name="P16"><text:s text:c="8"/>"category",</text:p>
      <text:p text:style-name="P16"><text:s text:c="8"/>"severity",</text:p>
      <text:p text:style-name="P16"><text:s text:c="8"/>"code",</text:p>
      <text:p text:style-name="P16"><text:s text:c="8"/>"message",</text:p>
      <text:p text:style-name="P16"><text:s text:c="8"/>"audience_scope",</text:p>
      <text:p text:style-name="P16"><text:s text:c="8"/>"audience_joueur_id",</text:p>
      <text:p text:style-name="P16"><text:s text:c="8"/>"meta"</text:p>
      <text:p text:style-name="P16"><text:s text:c="6"/>],</text:p>
      <text:p text:style-name="P16"><text:s text:c="6"/>"properties": {</text:p>
      <text:p text:style-name="P16"><text:soft-page-break/><text:s text:c="8"/>"occurred_at": { "$ref": "#/$defs/isoDateTimeUtc" },</text:p>
      <text:p text:style-name="P16"/>
      <text:p text:style-name="P16"><text:s text:c="8"/>"category": {</text:p>
      <text:p text:style-name="P16"><text:s text:c="10"/>"type": "string",</text:p>
      <text:p text:style-name="P16"><text:s text:c="10"/>"minLength": 1,</text:p>
      <text:p text:style-name="P16"><text:s text:c="10"/>"description": "Catégorie d'événement (ex: MESSAGE, ACTION, SYSTEME, DEROULEMENT, TECH)."</text:p>
      <text:p text:style-name="P16"><text:s text:c="8"/>},</text:p>
      <text:p text:style-name="P16"/>
      <text:p text:style-name="P16"><text:s text:c="8"/>"severity": {</text:p>
      <text:p text:style-name="P16"><text:s text:c="10"/>"type": "string",</text:p>
      <text:p text:style-name="P16"><text:s text:c="10"/>"minLength": 1,</text:p>
      <text:p text:style-name="P16"><text:s text:c="10"/>"description": "Sévérité (ex: info, warn, error)."</text:p>
      <text:p text:style-name="P16"><text:s text:c="8"/>},</text:p>
      <text:p text:style-name="P16"/>
      <text:p text:style-name="P16"><text:s text:c="8"/>"code": {</text:p>
      <text:p text:style-name="P16"><text:s text:c="10"/>"type": ["string", "null"],</text:p>
      <text:p text:style-name="P16"><text:s text:c="10"/>"description": "Code d'événement (peut être null en source)."</text:p>
      <text:p text:style-name="P16"><text:s text:c="8"/>},</text:p>
      <text:p text:style-name="P16"/>
      <text:p text:style-name="P16"><text:s text:c="8"/>"message": {</text:p>
      <text:p text:style-name="P16"><text:s text:c="10"/>"type": "string",</text:p>
      <text:p text:style-name="P16"><text:s text:c="10"/>"minLength": 0,</text:p>
      <text:p text:style-name="P16"><text:s text:c="10"/>"description": "Message humain."</text:p>
      <text:p text:style-name="P16"><text:s text:c="8"/>},</text:p>
      <text:p text:style-name="P16"/>
      <text:p text:style-name="P16"><text:s text:c="8"/>"audience_scope": {</text:p>
      <text:p text:style-name="P16"><text:s text:c="10"/>"type": ["string", "null"],</text:p>
      <text:p text:style-name="P16"><text:s text:c="10"/>"description": "Scope d'audience (ex: joueur)."</text:p>
      <text:p text:style-name="P16"><text:s text:c="8"/>},</text:p>
      <text:p text:style-name="P16"/>
      <text:p text:style-name="P16"><text:s text:c="8"/>"audience_joueur_id": {</text:p>
      <text:p text:style-name="P16"><text:s text:c="10"/>"type": ["string", "null"],</text:p>
      <text:p text:style-name="P16"><text:s text:c="10"/>"description": "Joueur cible si scope=joueur."</text:p>
      <text:p text:style-name="P16"><text:s text:c="8"/>},</text:p>
      <text:p text:style-name="P16"/>
      <text:p text:style-name="P16"><text:s text:c="8"/>"meta": {</text:p>
      <text:p text:style-name="P16"><text:s text:c="10"/>"type": "object",</text:p>
      <text:p text:style-name="P16"><text:s text:c="10"/>"additionalProperties": true,</text:p>
      <text:p text:style-name="P16"><text:s text:c="10"/>"description": "Métadonnées spécifiques à l'événement (structure variable)."</text:p>
      <text:p text:style-name="P16"><text:s text:c="8"/>}</text:p>
      <text:p text:style-name="P16"><text:s text:c="6"/>}</text:p>
      <text:p text:style-name="P16"><text:s text:c="4"/>}</text:p>
      <text:p text:style-name="P16"><text:s text:c="2"/>},</text:p>
      <text:p text:style-name="P16"/>
      <text:p text:style-name="P16"><text:s text:c="2"/>"allOf": [</text:p>
      <text:p text:style-name="P16"><text:s text:c="4"/>{</text:p>
      <text:p text:style-name="P16"><text:s text:c="6"/>"if": { "required": ["events"] },</text:p>
      <text:p text:style-name="P16"><text:s text:c="6"/>"then": { "required": ["events"] }</text:p>
      <text:p text:style-name="P16"><text:s text:c="4"/>}</text:p>
      <text:p text:style-name="P16"><text:s text:c="2"/>]</text:p>
      <text:p text:style-name="P1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08:38:14.969843021</meta:creation-date>
    <dc:date>2026-01-09T08:44:54.475732670</dc:date>
    <meta:editing-duration>PT6M39S</meta:editing-duration>
    <meta:editing-cycles>2</meta:editing-cycles>
    <meta:generator>LibreOffice/24.2.7.2$Linux_X86_64 LibreOffice_project/420$Build-2</meta:generator>
    <meta:document-statistic meta:table-count="5" meta:image-count="0" meta:object-count="0" meta:page-count="10" meta:paragraph-count="437" meta:word-count="1265" meta:character-count="12498" meta:non-whitespace-character-count="9301"/>
  </office:meta>
</office:document-meta>
</file>